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n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person_id</text:p>
          </table:table-cell>
          <table:table-cell office:value-type="string" table:style-name="ce2">
            <text:p>person_name</text:p>
          </table:table-cell>
          <table:table-cell office:value-type="string" table:style-name="ce2">
            <text:p>person_gender</text:p>
          </table:table-cell>
          <table:table-cell office:value-type="string" table:style-name="ce2">
            <text:p>role_id</text:p>
          </table:table-cell>
          <table:table-cell office:value-type="string" table:style-name="ce2">
            <text:p>event_id</text:p>
          </table:table-cell>
          <table:table-cell office:value-type="string" table:style-name="ce2">
            <text:p>person_status</text:p>
          </table:table-cell>
          <table:table-cell office:value-type="string" table:style-name="ce2">
            <text:p>meal</text:p>
          </table:table-cell>
          <table:table-cell table:number-columns-repeated="16377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string" table:style-name="ce3">
            <text:p>JUVELYN L. BANQUERIGO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string" table:style-name="ce3">
            <text:p>RUEL T. TUBONGBANUA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string" table:style-name="ce3">
            <text:p>REDEN M. BUENAVENTE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string" table:style-name="ce3">
            <text:p>JOSEPH G. ENGRESO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string" table:style-name="ce3">
            <text:p>KENNETH E. SAJULLA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string" table:style-name="ce3">
            <text:p>WILFREDO, JR. B. ARCALA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string" table:style-name="ce3">
            <text:p>STEVE RAMONETTE L. MARO</text:p>
          </table:table-cell>
          <table:table-cell office:value-type="string" table:style-name="ce3">
            <text:p>m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string" table:style-name="ce3">
            <text:p>JERICHO T. CRISPINO</text:p>
          </table:table-cell>
          <table:table-cell office:value-type="string" table:style-name="ce3">
            <text:p>m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string" table:style-name="ce3">
            <text:p>LARRY B. ZAFEL</text:p>
          </table:table-cell>
          <table:table-cell office:value-type="string" table:style-name="ce3">
            <text:p>m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string" table:style-name="ce3">
            <text:p>RODIL C. ALVARO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string" table:style-name="ce3">
            <text:p>RANDY D. ANDULANA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string" table:style-name="ce3">
            <text:p>JAN CHRISTOPHER B. ARRO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string" table:style-name="ce3">
            <text:p>GUILLERMO S. GALIDO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string" table:style-name="ce3">
            <text:p>JOSEPH G. ANTIQUE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string" table:style-name="ce3">
            <text:p>EARL JUDE FRANCIS T. AWING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string" table:style-name="ce3">
            <text:p>RODOLFO V. LUCERO JR.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string" table:style-name="ce3">
            <text:p>MANOLITO KINKITO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string" table:style-name="ce3">
            <text:p>ERNESTO P. OMALE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string" table:style-name="ce3">
            <text:p>ORVEN B. ORONG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string" table:style-name="ce3">
            <text:p>CHRISVIL D. TORREDA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string" table:style-name="ce3">
            <text:p>RUFINO JR. S. IBA</text:p>
          </table:table-cell>
          <table:table-cell office:value-type="string" table:style-name="ce3">
            <text:p>m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string" table:style-name="ce3">
            <text:p>STEVEN F. DEMOTO</text:p>
          </table:table-cell>
          <table:table-cell office:value-type="string" table:style-name="ce3">
            <text:p>m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string" table:style-name="ce3">
            <text:p>JOHNRICK I. RAMIREZ</text:p>
          </table:table-cell>
          <table:table-cell office:value-type="string" table:style-name="ce3">
            <text:p>m</text:p>
          </table:table-cell>
          <table:table-cell office:value-type="float" office:value="4" table:style-name="ce3">
            <text:p>4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string" table:style-name="ce3">
            <text:p>STEPHEN C. SUETA</text:p>
          </table:table-cell>
          <table:table-cell office:value-type="string" table:style-name="ce3">
            <text:p>m</text:p>
          </table:table-cell>
          <table:table-cell office:value-type="float" office:value="5" table:style-name="ce3">
            <text:p>5</text:p>
          </table:table-cell>
          <table:table-cell office:value-type="float" office:value="53" table:style-name="ce3">
            <text:p>5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string" table:style-name="ce3">
            <text:p>JAYDEN ROHAN R. BUENA</text:p>
          </table:table-cell>
          <table:table-cell office:value-type="string" table:style-name="ce3">
            <text:p>m</text:p>
          </table:table-cell>
          <table:table-cell office:value-type="float" office:value="1" table:style-name="ce3">
            <text:p>1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ICT BAYAWAN</meta:initial-creator>
    <dc:creator>ICT BAYAWAN</dc:creator>
    <meta:creation-date>2023-04-21T13:18:43Z</meta:creation-date>
    <dc:date>2023-04-21T22:21:13Z</dc:date>
  </office:meta>
</office:document-meta>
</file>